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3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20.878cm" svg:height="14.62cm" svg:x="21.998cm" svg:y="6.284cm">
            <draw:object draw:notify-on-update-of-ranges="Arkusz1.B15:Arkusz1.B15 Arkusz1.B16:Arkusz1.B21 Arkusz1.C15:Arkusz1.C15 Arkusz1.C16:Arkusz1.C21 Arkusz1.D15:Arkusz1.D15 Arkusz1.D16:Arkusz1.D21 Arkusz1.E15:Arkusz1.E15 Arkusz1.E16:Arkusz1.E21 Arkusz1.F15:Arkusz1.F15 Arkusz1.F16:Arkusz1.F21 Arkusz1.G15:Arkusz1.G15 Arkusz1.G16:Arkusz1.G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table:number-columns-spanned="1" table:number-rows-spanned="9">
            <text:p>data in seconds</text:p>
          </table:table-cell>
          <table:table-cell table:style-name="ce2" office:value-type="string">
            <text:p>Backend</text:p>
          </table:table-cell>
          <table:table-cell table:style-name="ce2" office:value-type="string">
            <text:p>Operations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Search</text:p>
          </table:table-cell>
          <table:table-cell table:style-name="ce2" office:value-type="string">
            <text:p>Update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Average</text:p>
          </table:table-cell>
        </table:table-row>
        <table:table-row table:style-name="ro2">
          <table:covered-table-cell/>
          <table:table-cell table:style-name="ce3" office:value-type="string">
            <text:p>MySQL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31.603978">
            <text:p>31,603978</text:p>
          </table:table-cell>
          <table:table-cell table:style-name="ce3" office:value-type="float" office:value="0.116612">
            <text:p>0,116612</text:p>
          </table:table-cell>
          <table:table-cell table:style-name="ce3" office:value-type="float" office:value="27.964191">
            <text:p>27,964191</text:p>
          </table:table-cell>
          <table:table-cell table:style-name="ce3" office:value-type="float" office:value="27.695209">
            <text:p>27,695209</text:p>
          </table:table-cell>
          <table:table-cell table:style-name="ce3" table:formula="of:=SUM([.D3:.G3])/4" office:value-type="float" office:value="21.8449975">
            <text:p>21,8449975</text:p>
          </table:table-cell>
        </table:table-row>
        <table:table-row table:style-name="ro2">
          <table:covered-table-cell/>
          <table:table-cell table:style-name="ce3" office:value-type="string">
            <text:p>SQLite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61.421356">
            <text:p>61,421356</text:p>
          </table:table-cell>
          <table:table-cell table:style-name="ce3" office:value-type="float" office:value="0.033283">
            <text:p>0,033283</text:p>
          </table:table-cell>
          <table:table-cell table:style-name="ce3" office:value-type="float" office:value="59.476638">
            <text:p>59,476638</text:p>
          </table:table-cell>
          <table:table-cell table:style-name="ce3" office:value-type="float" office:value="56.03415">
            <text:p>56,03415</text:p>
          </table:table-cell>
          <table:table-cell table:style-name="ce3" table:formula="of:=SUM([.D4:.G4])/4" office:value-type="float" office:value="44.24135675">
            <text:p>44,24135675</text:p>
          </table:table-cell>
        </table:table-row>
        <table:table-row table:style-name="ro2">
          <table:covered-table-cell/>
          <table:table-cell table:style-name="ce3" office:value-type="string">
            <text:p>memfile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41.711886">
            <text:p>41,711886</text:p>
          </table:table-cell>
          <table:table-cell table:style-name="ce3" office:value-type="float" office:value="0.000724">
            <text:p>0,000724</text:p>
          </table:table-cell>
          <table:table-cell table:style-name="ce3" office:value-type="float" office:value="42.267578">
            <text:p>42,267578</text:p>
          </table:table-cell>
          <table:table-cell table:style-name="ce3" office:value-type="float" office:value="42.169679">
            <text:p>42,169679</text:p>
          </table:table-cell>
          <table:table-cell table:style-name="ce3" table:formula="of:=SUM([.D5:.G5])/4" office:value-type="float" office:value="31.53746675">
            <text:p>31,53746675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2">
          <table:covered-table-cell/>
          <table:table-cell table:style-name="ce2" office:value-type="string">
            <text:p>Backend</text:p>
          </table:table-cell>
          <table:table-cell table:style-name="ce2" office:value-type="string">
            <text:p>Operations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Search</text:p>
          </table:table-cell>
          <table:table-cell table:style-name="ce2" office:value-type="string">
            <text:p>Update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Average</text:p>
          </table:table-cell>
        </table:table-row>
        <table:table-row table:style-name="ro2">
          <table:covered-table-cell/>
          <table:table-cell table:style-name="ce3" office:value-type="string">
            <text:p>MySQL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10.584842">
            <text:p>10,584842</text:p>
          </table:table-cell>
          <table:table-cell table:style-name="ce3" office:value-type="float" office:value="10.386402">
            <text:p>10,386402</text:p>
          </table:table-cell>
          <table:table-cell table:style-name="ce3" office:value-type="float" office:value="10.062384">
            <text:p>10,062384</text:p>
          </table:table-cell>
          <table:table-cell table:style-name="ce3" office:value-type="float" office:value="8.890197">
            <text:p>8,890197</text:p>
          </table:table-cell>
          <table:table-cell table:style-name="ce3" table:formula="of:=SUM([.D8:.G8])/4" office:value-type="float" office:value="9.98095625">
            <text:p>9,98095625</text:p>
          </table:table-cell>
        </table:table-row>
        <table:table-row table:style-name="ro2">
          <table:covered-table-cell/>
          <table:table-cell table:style-name="ce3" office:value-type="string">
            <text:p>SQLite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3.710356">
            <text:p>3,710356</text:p>
          </table:table-cell>
          <table:table-cell table:style-name="ce3" office:value-type="float" office:value="3.159129">
            <text:p>3,159129</text:p>
          </table:table-cell>
          <table:table-cell table:style-name="ce3" office:value-type="float" office:value="2.865354">
            <text:p>2,865354</text:p>
          </table:table-cell>
          <table:table-cell table:style-name="ce3" office:value-type="float" office:value="2.439406">
            <text:p>2,439406</text:p>
          </table:table-cell>
          <table:table-cell table:style-name="ce3" table:formula="of:=SUM([.D9:.G9])/4" office:value-type="float" office:value="3.04356125">
            <text:p>3,04356125</text:p>
          </table:table-cell>
        </table:table-row>
        <table:table-row table:style-name="ro2">
          <table:covered-table-cell/>
          <table:table-cell table:style-name="ce3" office:value-type="string">
            <text:p>memfile</text:p>
          </table:table-cell>
          <table:table-cell table:style-name="ce3" office:value-type="float" office:value="1000000">
            <text:p>1000000</text:p>
          </table:table-cell>
          <table:table-cell table:style-name="ce3" office:value-type="float" office:value="6.084131">
            <text:p>6,084131</text:p>
          </table:table-cell>
          <table:table-cell table:style-name="ce3" office:value-type="float" office:value="0.862667">
            <text:p>0,862667</text:p>
          </table:table-cell>
          <table:table-cell table:style-name="ce3" office:value-type="float" office:value="6.018585">
            <text:p>6,018585</text:p>
          </table:table-cell>
          <table:table-cell table:style-name="ce3" office:value-type="float" office:value="5.146704">
            <text:p>5,146704</text:p>
          </table:table-cell>
          <table:table-cell table:style-name="ce3" table:formula="of:=SUM([.D10:.G10])/4" office:value-type="float" office:value="4.52802175">
            <text:p>4,52802175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2">
          <table:table-cell/>
          <table:table-cell office:value-type="string">
            <text:p>Backend</text:p>
          </table:table-cell>
          <table:table-cell table:style-name="ce4" office:value-type="string">
            <text:p>Create</text:p>
          </table:table-cell>
          <table:table-cell table:style-name="ce4" office:value-type="string">
            <text:p>Search</text:p>
          </table:table-cell>
          <table:table-cell table:style-name="ce4" office:value-type="string">
            <text:p>Update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Averag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6">
            <text:p>Operations</text:p>
            <text:p>Per second</text:p>
          </table:table-cell>
          <table:table-cell office:value-type="string">
            <text:p>MySQL (sync)</text:p>
          </table:table-cell>
          <table:table-cell table:style-name="ce5" table:formula="of:=1/([.D3]/[.$C$3])" office:value-type="float" office:value="31.6415863851063">
            <text:p>31,64</text:p>
          </table:table-cell>
          <table:table-cell table:style-name="ce5" table:formula="of:=1/([.E3]/[.$C$3])" office:value-type="float" office:value="8575.44678077728">
            <text:p>8575,45</text:p>
          </table:table-cell>
          <table:table-cell table:style-name="ce5" table:formula="of:=1/([.F3]/[.$C$3])" office:value-type="float" office:value="35.7600189470884">
            <text:p>35,76</text:p>
          </table:table-cell>
          <table:table-cell table:style-name="ce5" table:formula="of:=1/([.G3]/[.$C$3])" office:value-type="float" office:value="36.1073281663987">
            <text:p>36,11</text:p>
          </table:table-cell>
          <table:table-cell table:style-name="ce5" table:formula="of:=SUM([.C16:.F16])/4" office:value-type="float" office:value="2169.73892856897">
            <text:p>2169,74</text:p>
          </table:table-cell>
          <table:table-cell/>
        </table:table-row>
        <table:table-row table:style-name="ro2">
          <table:covered-table-cell/>
          <table:table-cell office:value-type="string">
            <text:p>SQLite (sync)</text:p>
          </table:table-cell>
          <table:table-cell table:style-name="ce5" table:formula="of:=1/([.D4]/[.$C$3])" office:value-type="float" office:value="16.2809821391765">
            <text:p>16,28</text:p>
          </table:table-cell>
          <table:table-cell table:style-name="ce5" table:formula="of:=1/([.E4]/[.$C$3])" office:value-type="float" office:value="30045.3685064447">
            <text:p>30045,37</text:p>
          </table:table-cell>
          <table:table-cell table:style-name="ce5" table:formula="of:=1/([.F4]/[.$C$3])" office:value-type="float" office:value="16.813324250103">
            <text:p>16,81</text:p>
          </table:table-cell>
          <table:table-cell table:style-name="ce5" table:formula="of:=1/([.G4]/[.$C$3])" office:value-type="float" office:value="17.8462598254814">
            <text:p>17,85</text:p>
          </table:table-cell>
          <table:table-cell table:style-name="ce5" table:formula="of:=SUM([.C17:.F17])/4" office:value-type="float" office:value="7524.07726816487">
            <text:p>7524,08</text:p>
          </table:table-cell>
          <table:table-cell/>
        </table:table-row>
        <table:table-row table:style-name="ro2">
          <table:covered-table-cell/>
          <table:table-cell office:value-type="string">
            <text:p>memfile (sync)</text:p>
          </table:table-cell>
          <table:table-cell table:style-name="ce5" table:formula="of:=1/([.D5]/[.$C$3])" office:value-type="float" office:value="23.9739819005067">
            <text:p>23,97</text:p>
          </table:table-cell>
          <table:table-cell table:style-name="ce5" table:formula="of:=1/([.E5]/[.$C$3])" office:value-type="float" office:value="1381215.46961326">
            <text:p>1381215,47</text:p>
          </table:table-cell>
          <table:table-cell table:style-name="ce5" table:formula="of:=1/([.F5]/[.$C$3])" office:value-type="float" office:value="23.6587958742278">
            <text:p>23,66</text:p>
          </table:table-cell>
          <table:table-cell table:style-name="ce5" table:formula="of:=1/([.G5]/[.$C$3])" office:value-type="float" office:value="23.7137209415324">
            <text:p>23,71</text:p>
          </table:table-cell>
          <table:table-cell table:style-name="ce5" table:formula="of:=SUM([.C18:.F18])/4" office:value-type="float" office:value="345321.704027994">
            <text:p>345321,70</text:p>
          </table:table-cell>
          <table:table-cell/>
        </table:table-row>
        <table:table-row table:style-name="ro2">
          <table:covered-table-cell/>
          <table:table-cell office:value-type="string">
            <text:p>MySQL (async)</text:p>
          </table:table-cell>
          <table:table-cell table:style-name="ce5" table:formula="of:=1/([.D8]/[.$C8])" office:value-type="float" office:value="9447.47214932448">
            <text:p>9447,47</text:p>
          </table:table-cell>
          <table:table-cell table:style-name="ce5" table:formula="of:=1/([.E8]/[.$C8])" office:value-type="float" office:value="9627.97319033097">
            <text:p>9627,97</text:p>
          </table:table-cell>
          <table:table-cell table:style-name="ce5" table:formula="of:=1/([.F8]/[.$C8])" office:value-type="float" office:value="9938.00276355981">
            <text:p>9938,00</text:p>
          </table:table-cell>
          <table:table-cell table:style-name="ce5" table:formula="of:=1/([.G8]/[.$C8])" office:value-type="float" office:value="11248.3446654782">
            <text:p>11248,34</text:p>
          </table:table-cell>
          <table:table-cell table:style-name="ce5" table:formula="of:=SUM([.C19:.F19])/4" office:value-type="float" office:value="10065.4481921734">
            <text:p>10065,45</text:p>
          </table:table-cell>
          <table:table-cell/>
        </table:table-row>
        <table:table-row table:style-name="ro2">
          <table:covered-table-cell/>
          <table:table-cell office:value-type="string">
            <text:p>SQLite (async)</text:p>
          </table:table-cell>
          <table:table-cell table:style-name="ce5" table:formula="of:=1/([.D9]/[.$C9])" office:value-type="float" office:value="26951.591707103">
            <text:p>26951,59</text:p>
          </table:table-cell>
          <table:table-cell table:style-name="ce5" table:formula="of:=1/([.E9]/[.$C9])" office:value-type="float" office:value="31654.2945856279">
            <text:p>31654,29</text:p>
          </table:table-cell>
          <table:table-cell table:style-name="ce5" table:formula="of:=1/([.F9]/[.$C9])" office:value-type="float" office:value="34899.7017471489">
            <text:p>34899,70</text:p>
          </table:table-cell>
          <table:table-cell table:style-name="ce5" table:formula="of:=1/([.G9]/[.$C9])" office:value-type="float" office:value="40993.586143512">
            <text:p>40993,59</text:p>
          </table:table-cell>
          <table:table-cell table:style-name="ce5" table:formula="of:=SUM([.C20:.F20])/4" office:value-type="float" office:value="33624.7935458479">
            <text:p>33624,79</text:p>
          </table:table-cell>
          <table:table-cell/>
        </table:table-row>
        <table:table-row table:style-name="ro2">
          <table:covered-table-cell/>
          <table:table-cell office:value-type="string">
            <text:p>memfile (async)</text:p>
          </table:table-cell>
          <table:table-cell table:style-name="ce5" table:formula="of:=1/([.D10]/[.$C10])" office:value-type="float" office:value="164362.009956722">
            <text:p>164362,01</text:p>
          </table:table-cell>
          <table:table-cell table:style-name="ce5" table:formula="of:=1/([.E10]/[.$C10])" office:value-type="float" office:value="1159195.84266003">
            <text:p>1159195,84</text:p>
          </table:table-cell>
          <table:table-cell table:style-name="ce5" table:formula="of:=1/([.F10]/[.$C10])" office:value-type="float" office:value="166152.010813173">
            <text:p>166152,01</text:p>
          </table:table-cell>
          <table:table-cell table:style-name="ce5" table:formula="of:=1/([.G10]/[.$C10])" office:value-type="float" office:value="194299.108711129">
            <text:p>194299,11</text:p>
          </table:table-cell>
          <table:table-cell table:style-name="ce5" table:formula="of:=SUM([.C21:.F21])/4" office:value-type="float" office:value="421002.243035263">
            <text:p>421002,24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>
            <text:p>Benchmark results from the following machine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PU: Quad-core Intel(R) Core(TM) i7-2600K CPU @ 3.40GHz (8 logical core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DD: 1,5TB Seagate Barracuda ST31500341AS 7200rpm (used only one of them), ext4 partiti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S: Ubuntu 12.04, running kernel 3.2.0-26-generic SMP x86_6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piler: g++ (Ubuntu/Linaro 4.6.3-1ubuntu5) 4.6.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ySQL version: 5.5.2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QLite version: 3.7.9sourceid version is 2011-11-01 00:52:41 c7c6050ef060877ebe77b41d959e9df13f8c9b5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Benchmarks performed by Tomek Mrugalski (tomasz(at)isc(dot)org)</text:p>
          </table:table-cell>
          <table:table-cell table:number-columns-repeated="6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kusz2" table:style-name="ta1">
        <table:table-column table:style-name="co1" table:default-cell-style-name="Default"/>
        <table:table-row table:style-name="ro3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Mrugalski</meta:initial-creator>
    <meta:creation-date>2012-07-18T20:02:05</meta:creation-date>
    <dc:date>2012-07-19T13:47:01</dc:date>
    <dc:creator>Tomasz Mrugalski</dc:creator>
    <meta:editing-duration>PT3H21M13S</meta:editing-duration>
    <meta:editing-cycles>6</meta:editing-cycles>
    <meta:generator>LibreOffice/3.5$Linux_X86_64 LibreOffice_project/350m1$Build-2</meta:generator>
    <meta:document-statistic meta:table-count="3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ccccc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79cm" svg:height="14.621cm" xlink:href=".." xlink:type="simple" chart:class="chart:bar" chart:style-name="ch1">
        <chart:legend svg:x="4.622cm" svg:y="0.583cm" style:legend-expansion="custom" chartooo:width="4.508cm" chartooo:height="4.207cm" style:legend-expansion-aspect-ratio="1.07154742096506" chart:style-name="ch2"/>
        <chart:plot-area chart:style-name="ch3" table:cell-range-address="Arkusz1.B15:Arkusz1.G21" chart:data-source-has-labels="both" svg:x="0.11cm" svg:y="0.583cm" svg:width="20.302cm" svg:height="13.436cm">
          <chartooo:coordinate-region svg:x="2.054cm" svg:y="0.782cm" svg:width="18.358cm" svg:height="12.59cm"/>
          <chart:axis chart:dimension="x" chart:name="primary-x" chart:style-name="ch4" chartooo:axis-type="auto">
            <chartooo:date-scale/>
            <chart:categories table:cell-range-address="Arkusz1.B16:Arkusz1.B21"/>
            <chart:grid chart:style-name="ch5" chart:class="major"/>
          </chart:axis>
          <chart:axis chart:dimension="y" chart:name="primary-y" chart:style-name="ch6">
            <chart:title svg:x="2.054cm" svg:y="2.457cm" chart:style-name="ch7">
              <text:p>[oper/sec]</text:p>
            </chart:title>
            <chart:grid chart:style-name="ch5" chart:class="major"/>
          </chart:axis>
          <chart:series chart:style-name="ch8" chart:values-cell-range-address="Arkusz1.C16:Arkusz1.C21" chart:label-cell-address="Arkusz1.C15:Arkusz1.C15" chart:class="chart:bar">
            <chart:data-point chart:style-name="ch9"/>
            <chart:data-point chart:repeated="5"/>
          </chart:series>
          <chart:series chart:style-name="ch10" chart:values-cell-range-address="Arkusz1.D16:Arkusz1.D21" chart:label-cell-address="Arkusz1.D15:Arkusz1.D15" chart:class="chart:bar">
            <chart:data-point chart:repeated="2"/>
            <chart:data-point chart:style-name="ch9"/>
            <chart:data-point chart:repeated="3"/>
          </chart:series>
          <chart:series chart:style-name="ch11" chart:values-cell-range-address="Arkusz1.E16:Arkusz1.E21" chart:label-cell-address="Arkusz1.E15:Arkusz1.E15" chart:class="chart:bar">
            <chart:data-point chart:repeated="6"/>
          </chart:series>
          <chart:series chart:style-name="ch12" chart:values-cell-range-address="Arkusz1.F16:Arkusz1.F21" chart:label-cell-address="Arkusz1.F15:Arkusz1.F15" chart:class="chart:bar">
            <chart:data-point chart:repeated="6"/>
          </chart:series>
          <chart:series chart:style-name="ch13" chart:values-cell-range-address="Arkusz1.G16:Arkusz1.G21" chart:label-cell-address="Arkusz1.G15:Arkusz1.G15" chart:class="chart:bar">
            <chart:data-point chart:style-name="ch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</text:p>
                <draw:g>
                  <svg:desc>Arkusz1.C15:Arkusz1.C15</svg:desc>
                </draw:g>
              </table:table-cell>
              <table:table-cell office:value-type="string">
                <text:p>Search</text:p>
                <draw:g>
                  <svg:desc>Arkusz1.D15:Arkusz1.D15</svg:desc>
                </draw:g>
              </table:table-cell>
              <table:table-cell office:value-type="string">
                <text:p>Update</text:p>
                <draw:g>
                  <svg:desc>Arkusz1.E15:Arkusz1.E15</svg:desc>
                </draw:g>
              </table:table-cell>
              <table:table-cell office:value-type="string">
                <text:p>Delete</text:p>
                <draw:g>
                  <svg:desc>Arkusz1.F15:Arkusz1.F15</svg:desc>
                </draw:g>
              </table:table-cell>
              <table:table-cell office:value-type="string">
                <text:p>Average</text:p>
                <draw:g>
                  <svg:desc>Arkusz1.G15:Arkusz1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ySQL (sync)</text:p>
                <draw:g>
                  <svg:desc>Arkusz1.B16:Arkusz1.B21</svg:desc>
                </draw:g>
              </table:table-cell>
              <table:table-cell office:value-type="float" office:value="31.6415863851063">
                <text:p>31.6415863851063</text:p>
                <draw:g>
                  <svg:desc>Arkusz1.C16:Arkusz1.C21</svg:desc>
                </draw:g>
              </table:table-cell>
              <table:table-cell office:value-type="float" office:value="8575.44678077728">
                <text:p>8575.44678077728</text:p>
                <draw:g>
                  <svg:desc>Arkusz1.D16:Arkusz1.D21</svg:desc>
                </draw:g>
              </table:table-cell>
              <table:table-cell office:value-type="float" office:value="35.7600189470884">
                <text:p>35.7600189470884</text:p>
                <draw:g>
                  <svg:desc>Arkusz1.E16:Arkusz1.E21</svg:desc>
                </draw:g>
              </table:table-cell>
              <table:table-cell office:value-type="float" office:value="36.1073281663987">
                <text:p>36.1073281663987</text:p>
                <draw:g>
                  <svg:desc>Arkusz1.F16:Arkusz1.F21</svg:desc>
                </draw:g>
              </table:table-cell>
              <table:table-cell office:value-type="float" office:value="2169.73892856897">
                <text:p>2169.73892856897</text:p>
                <draw:g>
                  <svg:desc>Arkusz1.G16:Arkusz1.G21</svg:desc>
                </draw:g>
              </table:table-cell>
            </table:table-row>
            <table:table-row>
              <table:table-cell office:value-type="string">
                <text:p>SQLite (sync)</text:p>
              </table:table-cell>
              <table:table-cell office:value-type="float" office:value="16.2809821391765">
                <text:p>16.2809821391765</text:p>
              </table:table-cell>
              <table:table-cell office:value-type="float" office:value="30045.3685064447">
                <text:p>30045.3685064447</text:p>
              </table:table-cell>
              <table:table-cell office:value-type="float" office:value="16.813324250103">
                <text:p>16.813324250103</text:p>
              </table:table-cell>
              <table:table-cell office:value-type="float" office:value="17.8462598254814">
                <text:p>17.8462598254814</text:p>
              </table:table-cell>
              <table:table-cell office:value-type="float" office:value="7524.07726816487">
                <text:p>7524.07726816487</text:p>
              </table:table-cell>
            </table:table-row>
            <table:table-row>
              <table:table-cell office:value-type="string">
                <text:p>memfile (sync)</text:p>
              </table:table-cell>
              <table:table-cell office:value-type="float" office:value="23.9739819005067">
                <text:p>23.9739819005067</text:p>
              </table:table-cell>
              <table:table-cell office:value-type="float" office:value="1381215.46961326">
                <text:p>1381215.46961326</text:p>
              </table:table-cell>
              <table:table-cell office:value-type="float" office:value="23.6587958742278">
                <text:p>23.6587958742278</text:p>
              </table:table-cell>
              <table:table-cell office:value-type="float" office:value="23.7137209415324">
                <text:p>23.7137209415324</text:p>
              </table:table-cell>
              <table:table-cell office:value-type="float" office:value="345321.704027994">
                <text:p>345321.704027994</text:p>
              </table:table-cell>
            </table:table-row>
            <table:table-row>
              <table:table-cell office:value-type="string">
                <text:p>MySQL (async)</text:p>
              </table:table-cell>
              <table:table-cell office:value-type="float" office:value="9447.47214932448">
                <text:p>9447.47214932448</text:p>
              </table:table-cell>
              <table:table-cell office:value-type="float" office:value="9627.97319033097">
                <text:p>9627.97319033097</text:p>
              </table:table-cell>
              <table:table-cell office:value-type="float" office:value="9938.00276355981">
                <text:p>9938.00276355981</text:p>
              </table:table-cell>
              <table:table-cell office:value-type="float" office:value="11248.3446654782">
                <text:p>11248.3446654782</text:p>
              </table:table-cell>
              <table:table-cell office:value-type="float" office:value="10065.4481921734">
                <text:p>10065.4481921734</text:p>
              </table:table-cell>
            </table:table-row>
            <table:table-row>
              <table:table-cell office:value-type="string">
                <text:p>SQLite (async)</text:p>
              </table:table-cell>
              <table:table-cell office:value-type="float" office:value="26951.591707103">
                <text:p>26951.591707103</text:p>
              </table:table-cell>
              <table:table-cell office:value-type="float" office:value="31654.2945856279">
                <text:p>31654.2945856279</text:p>
              </table:table-cell>
              <table:table-cell office:value-type="float" office:value="34899.7017471489">
                <text:p>34899.7017471489</text:p>
              </table:table-cell>
              <table:table-cell office:value-type="float" office:value="40993.586143512">
                <text:p>40993.586143512</text:p>
              </table:table-cell>
              <table:table-cell office:value-type="float" office:value="33624.7935458479">
                <text:p>33624.7935458479</text:p>
              </table:table-cell>
            </table:table-row>
            <table:table-row>
              <table:table-cell office:value-type="string">
                <text:p>memfile (async)</text:p>
              </table:table-cell>
              <table:table-cell office:value-type="float" office:value="164362.009956722">
                <text:p>164362.009956722</text:p>
              </table:table-cell>
              <table:table-cell office:value-type="float" office:value="1159195.84266003">
                <text:p>1159195.84266003</text:p>
              </table:table-cell>
              <table:table-cell office:value-type="float" office:value="166152.010813173">
                <text:p>166152.010813173</text:p>
              </table:table-cell>
              <table:table-cell office:value-type="float" office:value="194299.108711129">
                <text:p>194299.108711129</text:p>
              </table:table-cell>
              <table:table-cell office:value-type="float" office:value="421002.243035263">
                <text:p>421002.243035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